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0B0000000BAD27F3F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margin-top="0.1in" fo:margin-bottom="0in" fo:text-align="justify" style:justify-single-word="false"/>
      <style:text-properties fo:font-weight="bold" style:font-weight-asian="bold" style:font-weight-complex="bold"/>
    </style:style>
    <style:style style:name="P5" style:family="paragraph" style:parent-style-name="Standard" style:list-style-name="L1"/>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list-style-name="L1">
      <style:paragraph-properties fo:text-align="justify" style:justify-single-word="false"/>
      <style:text-properties fo:font-weight="normal" style:font-weight-asian="normal" style:font-weight-complex="normal"/>
    </style:style>
    <style:style style:name="P8" style:family="paragraph" style:parent-style-name="Standard" style:list-style-name="L2">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image text:level="1"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in" fo:text-indent="-0.25in" fo:margin-left="0.5in"/>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blem : </text:p>
      <text:p text:style-name="P2"><text:tab/>In india we don't have any direct communication between the government and public......</text:p>
      <text:p text:style-name="P2">i.e for <text:s/>getting problem solve on our place we have to pay off the officials and get them solved in 3 months which can be actually solved in 1 month .</text:p>
      <text:p text:style-name="P2"/>
      <text:p text:style-name="P2">==&gt; Now a days scenario has changed , in today's world we're most focus on online websites and many appliaction to mange our daily workflow.. So idea behind developing this website is to provide better and easier way to register complaint and get the solution of the problem faster..</text:p>
      <text:p text:style-name="P2"><text:line-break/></text:p>
      <text:p text:style-name="P1">Solution :</text:p>
      <text:p text:style-name="P2"><text:tab/>In a solution of above scenario, we've made a web-based <text:s/>application called urban grievance that helps to manage recipeint compaints efficiently..</text:p>
      <text:p text:style-name="P2"/>
      <text:p text:style-name="P2">It provides an automated tracking system for consumer to log and track their complaints..</text:p>
      <text:p text:style-name="P2"/>
      <text:p text:style-name="P2"/>
      <text:p text:style-name="P1">Approch :</text:p>
      <text:list xml:id="list847029756833695175" text:style-name="L1">
        <text:list-item>
          <text:p text:style-name="P7">divide in two parts : front-end and back-end</text:p>
        </text:list-item>
        <text:list-item>
          <text:p text:style-name="P7">API Analysis and Application underdstanding using postman</text:p>
        </text:list-item>
        <text:list-item>
          <text:p text:style-name="P7">created the front end of the web application</text:p>
        </text:list-item>
        <text:list-item>
          <text:p text:style-name="P7">testing : white box , black box</text:p>
        </text:list-item>
      </text:list>
      <text:list xml:id="list1274330297906979335" text:style-name="L2">
        <text:list-header>
          <text:p text:style-name="P8"/>
        </text:list-header>
      </text:list>
      <text:p text:style-name="P2"/>
      <text:p text:style-name="P1">Flow Diagram:</text:p>
      <text:list xml:id="list32604398" text:continue-list="list847029756833695175" text:style-name="L1">
        <text:list-item>
          <text:p text:style-name="P7">Flow Diagram</text:p>
        </text:list-item>
      </text:list>
      <text:p text:style-name="P3"/>
      <text:p text:style-name="P1">Tool &amp; Technolgoy: </text:p>
      <text:list xml:id="list32575995" text:continue-numbering="true" text:style-name="L1">
        <text:list-item>
          <text:p text:style-name="P7">tools &amp; technology</text:p>
        </text:list-item>
      </text:list>
      <text:p text:style-name="P3"/>
      <text:p text:style-name="P3"/>
      <text:p text:style-name="P1">Hardware &amp; software requirment :</text:p>
      <text:p text:style-name="P3"/>
      <text:list xml:id="list32581272" text:continue-numbering="true" text:style-name="L1">
        <text:list-item>
          <text:p text:style-name="P7">Hardware requirement :-</text:p>
          <text:list>
            <text:list-item>
              <text:p text:style-name="P7">Intel x86 64-bit chip architecture</text:p>
            </text:list-item>
            <text:list-item>
              <text:p text:style-name="P7">Minimum 8GB RAM</text:p>
            </text:list-item>
            <text:list-item>
              <text:p text:style-name="P7">Minimum 1GB HDD/SDD</text:p>
              <text:p text:style-name="P7"/>
            </text:list-item>
          </text:list>
        </text:list-item>
        <text:list-item>
          <text:p text:style-name="P7">Software Requirment :-</text:p>
          <text:list>
            <text:list-item>
              <text:p text:style-name="P7">All Browser </text:p>
            </text:list-item>
            <text:list-item>
              <text:p text:style-name="P7">Any Software</text:p>
            </text:list-item>
          </text:list>
          <text:p text:style-name="P7"><text:span text:style-name="T1"/></text:p>
          <text:p text:style-name="P7"/>
        </text:list-item>
      </text:list>
      <text:p text:style-name="P1">Functional &amp; non-functional requirment:</text:p>
      <text:p text:style-name="P3"/>
      <text:list xml:id="list32602664" text:continue-numbering="true" text:style-name="L1">
        <text:list-item>
          <text:p text:style-name="P7">Functional Requirement :-</text:p>
          <text:list>
            <text:list-item>
              <text:p text:style-name="P7">Login </text:p>
            </text:list-item>
            <text:list-item>
              <text:p text:style-name="P7">Dashboared</text:p>
            </text:list-item>
            <text:list-item>
              <text:p text:style-name="P7">Profile Setting</text:p>
            </text:list-item>
            <text:list-item>
              <text:p text:style-name="P7">Lodge Complaints</text:p>
            </text:list-item>
          </text:list>
        </text:list-item>
        <text:list-item>
          <text:p text:style-name="P7"><text:soft-page-break/>Non-Functional Requirment :-</text:p>
          <text:list>
            <text:list-item>
              <text:p text:style-name="P7">Security requirments</text:p>
            </text:list-item>
            <text:list-item>
              <text:p text:style-name="P7">Software Quality Attributes</text:p>
            </text:list-item>
          </text:list>
          <text:p text:style-name="P7"/>
        </text:list-item>
      </text:list>
      <text:p text:style-name="P3"><text:span text:style-name="T1">Features:</text:span></text:p>
      <text:list xml:id="list32592175" text:continue-numbering="true" text:style-name="L1">
        <text:list-item>
          <text:p text:style-name="P7">More Accurate and better user Interaction</text:p>
        </text:list-item>
        <text:list-item>
          <text:p text:style-name="P7">Easy to manage</text:p>
        </text:list-item>
        <text:list-item>
          <text:p text:style-name="P7">Smart integration</text:p>
        </text:list-item>
        <text:list-item>
          <text:p text:style-name="P7">Enhance security </text:p>
        </text:list-item>
        <text:list-item>
          <text:p text:style-name="P7">Error-ratio is less than manual system </text:p>
        </text:list-item>
      </text:list>
      <text:p text:style-name="P1"/>
      <text:p text:style-name="P1">Future enhancement:</text:p>
      <text:list xml:id="list32605488" text:continue-numbering="true" text:style-name="L1">
        <text:list-item>
          <text:p text:style-name="P7">Image views, Interaction with the ruling people </text:p>
        </text:list-item>
        <text:list-item>
          <text:p text:style-name="P7">Make android or ios application So anyone can use it and raise the complaint </text:p>
        </text:list-item>
      </text:list>
      <text:p text:style-name="P3"/>
      <text:p text:style-name="P1">Conclusion:</text:p>
      <text:p text:style-name="P1"><text:s/></text:p>
      <text:list xml:id="list32600944" text:continue-numbering="true" text:style-name="L1">
        <text:list-item>
          <text:p text:style-name="P7"><text:s/>So </text:p>
          <text:p text:style-name="P7"><text:s/></text:p>
        </text:list-item>
      </text:list>
      <text:p text:style-name="P3"/>
      <text:p text:style-name="P2"/>
      <text:p text:style-name="P1">referance:</text:p>
      <text:p text:style-name="P2"/>
      <text:list xml:id="list32582037" text:continue-numbering="true" text:style-name="L1">
        <text:list-item>
          <text:p text:style-name="P5">From the report...!!</text:p>
        </text:list-item>
      </text:list>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8M33S</meta:editing-duration>
    <meta:editing-cycles>18</meta:editing-cycles>
    <meta:generator>OpenOffice/4.1.12$Win32 OpenOffice.org_project/4112m1$Build-9809</meta:generator>
    <dc:date>2023-04-10T12:34:29.52</dc:date>
    <meta:document-statistic meta:table-count="0" meta:image-count="0" meta:object-count="0" meta:page-count="2" meta:paragraph-count="49" meta:word-count="301" meta:character-count="1739"/>
    <meta:user-defined meta:name="Info 1"/>
    <meta:user-defined meta:name="Info 2"/>
    <meta:user-defined meta:name="Info 3"/>
    <meta:user-defined meta:name="Info 4"/>
  </office:meta>
</office:document-meta>
</file>